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4980099239049665063"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5754553162557789945"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4702012649984557694"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4601820047796904643"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4548914535622339175"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10"><text:soft-page-break/>Sat June 20, 2020 4.85 miles <text:s/></text:p>
      <text:list xml:id="list4073779138899447704"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15">Mile splits: 11:51, 10:38, 10:19, 9:23 and the last <text:s/>0.4 miles at 8:27/mile</text:p>
      <text:p text:style-name="P15"><text:span text:style-name="T1">Warm down:</text:span> rest 2 minutes and 0.25 jog</text:p>
      <text:p text:style-name="P15"/>
      <text:p text:style-name="P10">Sun June 21, 2020 6 miles on a hot, humid day</text:p>
      <text:p text:style-name="P10">Run: <text:span text:style-name="T2">6</text:span> <text:span text:style-name="T2">miles averaging 10:20/mile on hilly roads in California MD</text:span></text:p>
      <text:p text:style-name="P15">Mile splits: 10:59, 10:50, 10:11, 10:42, 9:59, 9:29</text:p>
      <text:p text:style-name="P10">Warm down:<text:span text:style-name="T2"> <text:s text:c="2"/>0.25 mile walk</text:span></text:p>
      <text:p text:style-name="P15"/>
      <text:p text:style-name="P10"><text:span text:style-name="T2">Mon June 22, 2020 </text:span>4.5 miles<text:span text:style-name="T2"> It was not quite as hot as yesterday.</text:span></text:p>
      <text:p text:style-name="P10">I ran the same course as yesterday but left out the middle 2 miles.</text:p>
      <text:p text:style-name="P10">Warm up:<text:span text:style-name="T2"> ¼ mile jog and rest 2 minutes</text:span></text:p>
      <text:p text:style-name="P10">Run:<text:span text:style-name="T2"> 4 miles averaging 9:22/mile on hilly roads in California MD, </text:span></text:p>
      <text:p text:style-name="P15">Total vertical ascent: 155 feet along the 4 miles </text:p>
      <text:p text:style-name="P15">Mile Splits: 10:20, 9:40, 8:57, 8:33</text:p>
      <text:p text:style-name="P10">Warm down:<text:span text:style-name="T2"> ¼ mile jog <text:s text:c="2"/></text:span><text:s text:c="2"/></text:p>
      <text:p text:style-name="P10"/>
      <text:p text:style-name="P10"><text:span text:style-name="T2">Tues June 23, 2020 </text:span>5.6 miles<text:span text:style-name="T2"> </text:span></text:p>
      <text:p text:style-name="P10">I ran the same 4 mile course as yesterday. </text:p>
      <text:p text:style-name="P10">Warm up:<text:span text:style-name="T2"> 1 mile jog and rest 2 minutes</text:span></text:p>
      <text:p text:style-name="P10">Run:<text:span text:style-name="T2"> 4 miles averaging 9:12/mile on hilly roads in California MD, </text:span></text:p>
      <text:p text:style-name="P15">Total vertical ascent: 155 feet along the 4 miles </text:p>
      <text:p text:style-name="P15">Mile Splits: 9:55, 9:24, 8:53, 8:36</text:p>
      <text:p text:style-name="P10">Warm down:<text:span text:style-name="T2"> rest 3 minutes and 0.6 mile jog <text:s text:c="2"/></text:span><text:s text:c="2"/></text:p>
      <text:p text:style-name="P10"/>
      <text:p text:style-name="P10"><text:span text:style-name="T2">Wed June 24, 2020 </text:span>5.6 miles<text:span text:style-name="T2"> </text:span></text:p>
      <text:p text:style-name="P1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10">Warm up:<text:span text:style-name="T2"> 2 miles at 10:51/mile and rest 4 minutes</text:span></text:p>
      <text:p text:style-name="P10">Run:<text:span text:style-name="T2"> 3 miles averaging 8:44/mile on hilly roads in California MD, </text:span></text:p>
      <text:p text:style-name="P15">Total vertical ascent: about 135 feet along the 4 miles </text:p>
      <text:p text:style-name="P15">Mile Splits: 9:16, 8:45, 8:10 </text:p>
      <text:p text:style-name="P10">Warm down:<text:span text:style-name="T2"> rest 3 minutes and 0.6 mile jog </text:span></text:p>
      <text:p text:style-name="P10"><text:span text:style-name="T2"/></text:p>
      <text:p text:style-name="P10"><text:span text:style-name="T2">Thur June 25, 2020 </text:span>1.5 miles<text:span text:style-name="T2"> <text:s/>in about 18:00 on roads near Spring Village</text:span> <text:s/></text:p>
      <text:p text:style-name="P15"/>
      <text:p text:style-name="P15"/>
      <text:p text:style-name="P15"/>
      <text:p text:style-name="P15"><text:soft-page-break/>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5T18:43:18.22</dc:date>
    <dc:creator>James Lombardi</dc:creator>
    <meta:editing-duration>P4DT20H43M56S</meta:editing-duration>
    <meta:editing-cycles>441</meta:editing-cycles>
    <meta:generator>OpenOffice/4.1.2$Win32 OpenOffice.org_project/412m3$Build-9782</meta:generator>
    <meta:document-statistic meta:table-count="0" meta:image-count="0" meta:object-count="0" meta:page-count="58" meta:paragraph-count="1560" meta:word-count="17179" meta:character-count="85429"/>
  </office:meta>
</office:document-meta>
</file>